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in" fo:margin-bottom="0in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in" fo:margin-bottom="0in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in" fo:margin-bottom="0in" style:contextual-spacing="false"/>
    </style:style>
    <style:style style:name="P33" style:family="paragraph" style:parent-style-name="Text_20_body" style:list-style-name="L17"/>
    <style:style style:name="P34" style:family="paragraph" style:parent-style-name="Text_20_body" style:list-style-name="L17">
      <style:paragraph-properties fo:margin-top="0in" fo:margin-bottom="0in" style:contextual-spacing="false"/>
    </style:style>
    <style:style style:name="P35" style:family="paragraph" style:parent-style-name="Text_20_body" style:list-style-name="L18"/>
    <style:style style:name="P36" style:family="paragraph" style:parent-style-name="Text_20_body" style:list-style-name="L18">
      <style:paragraph-properties fo:margin-top="0in" fo:margin-bottom="0in" style:contextual-spacing="false"/>
    </style:style>
    <style:style style:name="P37" style:family="paragraph" style:parent-style-name="Text_20_body" style:list-style-name="L19"/>
    <style:style style:name="P38" style:family="paragraph" style:parent-style-name="Text_20_body" style:list-style-name="L19">
      <style:paragraph-properties fo:margin-top="0in" fo:margin-bottom="0in" style:contextual-spacing="false"/>
    </style:style>
    <style:style style:name="P39" style:family="paragraph" style:parent-style-name="Text_20_body" style:list-style-name="L20"/>
    <style:style style:name="P40" style:family="paragraph" style:parent-style-name="Text_20_body" style:list-style-name="L20">
      <style:paragraph-properties fo:margin-top="0in" fo:margin-bottom="0in" style:contextual-spacing="false"/>
    </style:style>
    <style:style style:name="P41" style:family="paragraph" style:parent-style-name="Text_20_body" style:list-style-name="L21"/>
    <style:style style:name="P42" style:family="paragraph" style:parent-style-name="Text_20_body" style:list-style-name="L21">
      <style:paragraph-properties fo:margin-top="0in" fo:margin-bottom="0in" style:contextual-spacing="false"/>
    </style:style>
    <style:style style:name="P43" style:family="paragraph" style:parent-style-name="Text_20_body" style:list-style-name="L22"/>
    <style:style style:name="P44" style:family="paragraph" style:parent-style-name="Text_20_body" style:list-style-name="L22">
      <style:paragraph-properties fo:margin-top="0in" fo:margin-bottom="0in" style:contextual-spacing="false"/>
    </style:style>
    <style:style style:name="P45" style:family="paragraph" style:parent-style-name="Text_20_body" style:list-style-name="L23"/>
    <style:style style:name="P46" style:family="paragraph" style:parent-style-name="Text_20_body" style:list-style-name="L23">
      <style:paragraph-properties fo:margin-top="0in" fo:margin-bottom="0in" style:contextual-spacing="false"/>
    </style:style>
    <style:style style:name="P47" style:family="paragraph" style:parent-style-name="Text_20_body" style:list-style-name="L24"/>
    <style:style style:name="P48" style:family="paragraph" style:parent-style-name="Text_20_body" style:list-style-name="L24">
      <style:paragraph-properties fo:margin-top="0in" fo:margin-bottom="0in" style:contextual-spacing="false"/>
    </style:style>
    <style:style style:name="P49" style:family="paragraph" style:parent-style-name="Text_20_body" style:list-style-name="L25"/>
    <style:style style:name="P50" style:family="paragraph" style:parent-style-name="Text_20_body" style:list-style-name="L25">
      <style:paragraph-properties fo:margin-top="0in" fo:margin-bottom="0in" style:contextual-spacing="false"/>
    </style:style>
    <style:style style:name="P51" style:family="paragraph" style:parent-style-name="Text_20_body" style:list-style-name="L26"/>
    <style:style style:name="P52" style:family="paragraph" style:parent-style-name="Text_20_body" style:list-style-name="L26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Terms and Conditions of the Moien Platform</text:span></text:h>
      <text:p text:style-name="Text_20_body"><text:span text:style-name="Strong_20_Emphasis">Effective Date:</text:span> [Insert Date]</text:p>
      <text:p text:style-name="Horizontal_20_Line"/>
      <text:h text:style-name="Heading_20_2" text:outline-level="2"><text:span text:style-name="Strong_20_Emphasis">1. Introduction</text:span></text:h>
      <text:p text:style-name="Text_20_body">Welcome to <text:span text:style-name="Strong_20_Emphasis">Moien</text:span> (the "Platform"), operated by <text:span text:style-name="Strong_20_Emphasis">Moien S.A.</text:span> ("we," "us," or "our"). These Terms and Conditions ("Terms") govern your access to and use of our Platform, including our website at <text:a xlink:type="simple" xlink:href="https://www.moien.com/" office:target-frame-name="_new" xlink:show="replace" text:style-name="Internet_20_link" text:visited-style-name="Visited_20_Internet_20_Link">www.moien.com</text:a> and our mobile applications.</text:p>
      <text:p text:style-name="Text_20_body"><text:span text:style-name="Strong_20_Emphasis">By accessing or using the Platform, you agree to be bound by these Terms. If you do not agree with any part of these Terms, please do not use the Platform.</text:span></text:p>
      <text:h text:style-name="Heading_20_2" text:outline-level="2"><text:span text:style-name="Strong_20_Emphasis">2. Acceptance of Terms</text:span></text:h>
      <text:h text:style-name="Heading_20_3" text:outline-level="3"><text:span text:style-name="Strong_20_Emphasis">2.1. Legal Agreement</text:span></text:h>
      <text:p text:style-name="Text_20_body">These Terms constitute a legally binding agreement between you ("User," "you," or "your") and Moien S.A.</text:p>
      <text:h text:style-name="Heading_20_3" text:outline-level="3"><text:span text:style-name="Strong_20_Emphasis">2.2. Consent</text:span></text:h>
      <text:p text:style-name="Text_20_body">By registering for an account or using the Platform, you acknowledge that you have read, understood, and agree to be bound by these Terms and our Privacy Policy.</text:p>
      <text:h text:style-name="Heading_20_2" text:outline-level="2"><text:span text:style-name="Strong_20_Emphasis">3. Definitions</text:span></text:h>
      <text:list text:style-name="L1">
        <text:list-item>
          <text:p text:style-name="P2"><text:span text:style-name="Strong_20_Emphasis">"Host"</text:span>: A User who lists a Property on the Platform for rental or sale.</text:p>
        </text:list-item>
        <text:list-item>
          <text:p text:style-name="P2"><text:span text:style-name="Strong_20_Emphasis">"Guest"</text:span>: A User who requests to book or purchase a Property through the Platform.</text:p>
        </text:list-item>
        <text:list-item>
          <text:p text:style-name="P2"><text:span text:style-name="Strong_20_Emphasis">"Property"</text:span>: Any residential accommodation, including houses, apartments, rooms, or other lodging spaces, listed on the Platform.</text:p>
        </text:list-item>
        <text:list-item>
          <text:p text:style-name="P2"><text:span text:style-name="Strong_20_Emphasis">"Service Fees"</text:span>: Fees charged by us for the use of the Platform's services.</text:p>
        </text:list-item>
        <text:list-item>
          <text:p text:style-name="P1"><text:span text:style-name="Strong_20_Emphasis">"Content"</text:span>: All text, graphics, images, music, software, audio, video, information, or other materials.</text:p>
        </text:list-item>
      </text:list>
      <text:h text:style-name="Heading_20_2" text:outline-level="2"><text:span text:style-name="Strong_20_Emphasis">4. Eligibility</text:span></text:h>
      <text:h text:style-name="Heading_20_3" text:outline-level="3"><text:span text:style-name="Strong_20_Emphasis">4.1. Age Requirement</text:span></text:h>
      <text:p text:style-name="Text_20_body">You must be at least eighteen (18) years old and have the legal capacity to enter into contracts to use the Platform.</text:p>
      <text:h text:style-name="Heading_20_3" text:outline-level="3"><text:soft-page-break/><text:span text:style-name="Strong_20_Emphasis">4.2. Compliance</text:span></text:h>
      <text:p text:style-name="Text_20_body">By using the Platform, you represent and warrant that:</text:p>
      <text:list text:style-name="L2">
        <text:list-item>
          <text:p text:style-name="P4">All registration information you submit is truthful and accurate.</text:p>
        </text:list-item>
        <text:list-item>
          <text:p text:style-name="P4">You will maintain the accuracy of such information.</text:p>
        </text:list-item>
        <text:list-item>
          <text:p text:style-name="P3">Your use of the Platform does not violate any applicable law or regulation.</text:p>
        </text:list-item>
      </text:list>
      <text:h text:style-name="Heading_20_2" text:outline-level="2"><text:span text:style-name="Strong_20_Emphasis">5. User Accounts</text:span></text:h>
      <text:h text:style-name="Heading_20_3" text:outline-level="3"><text:span text:style-name="Strong_20_Emphasis">5.1. Registration</text:span></text:h>
      <text:p text:style-name="Text_20_body">To access certain features of the Platform, you must register for an account and provide truthful and accurate information.</text:p>
      <text:h text:style-name="Heading_20_3" text:outline-level="3"><text:span text:style-name="Strong_20_Emphasis">5.2. Account Security</text:span></text:h>
      <text:p text:style-name="Text_20_body">You are responsible for maintaining the confidentiality of your account credentials and all activities that occur under your account.</text:p>
      <text:h text:style-name="Heading_20_3" text:outline-level="3"><text:span text:style-name="Strong_20_Emphasis">5.3. Verification</text:span></text:h>
      <text:p text:style-name="Text_20_body">We may require you to provide additional information to verify your identity. Failure to provide requested information may result in suspension or termination of your account.</text:p>
      <text:h text:style-name="Heading_20_2" text:outline-level="2"><text:span text:style-name="Strong_20_Emphasis">6. User Obligations</text:span></text:h>
      <text:h text:style-name="Heading_20_3" text:outline-level="3"><text:span text:style-name="Strong_20_Emphasis">6.1. Accurate Information</text:span></text:h>
      <text:p text:style-name="Text_20_body">You agree to provide accurate, current, and complete information during the registration process and to update such information to keep it accurate and complete.</text:p>
      <text:h text:style-name="Heading_20_3" text:outline-level="3"><text:span text:style-name="Strong_20_Emphasis">6.2. Compliance with Laws</text:span></text:h>
      <text:p text:style-name="Text_20_body">You agree to comply with all applicable laws, regulations, and third-party rights.</text:p>
      <text:h text:style-name="Heading_20_3" text:outline-level="3"><text:span text:style-name="Strong_20_Emphasis">6.3. Prohibited Activities</text:span></text:h>
      <text:p text:style-name="Text_20_body">You agree not to:</text:p>
      <text:list text:style-name="L3">
        <text:list-item>
          <text:p text:style-name="P6">Use the Platform for any unlawful purposes.</text:p>
        </text:list-item>
        <text:list-item>
          <text:p text:style-name="P6">Post any content that is illegal, harmful, threatening, defamatory, obscene, or otherwise objectionable.</text:p>
        </text:list-item>
        <text:list-item>
          <text:p text:style-name="P5">Engage in any activity that could disable, overburden, or impair the proper functioning of the Platform.</text:p>
        </text:list-item>
      </text:list>
      <text:h text:style-name="Heading_20_2" text:outline-level="2"><text:soft-page-break/><text:span text:style-name="Strong_20_Emphasis">7. Listing Properties</text:span></text:h>
      <text:h text:style-name="Heading_20_3" text:outline-level="3"><text:span text:style-name="Strong_20_Emphasis">7.1. Host Obligations</text:span></text:h>
      <text:p text:style-name="Text_20_body">As a Host, you represent and warrant that:</text:p>
      <text:list text:style-name="L4">
        <text:list-item>
          <text:p text:style-name="P8">You have the legal right and authority to offer the Property for rental or sale.</text:p>
        </text:list-item>
        <text:list-item>
          <text:p text:style-name="P8">The listing is accurate and not misleading.</text:p>
        </text:list-item>
        <text:list-item>
          <text:p text:style-name="P7">You will maintain the Property in a safe and habitable condition.</text:p>
        </text:list-item>
      </text:list>
      <text:h text:style-name="Heading_20_3" text:outline-level="3"><text:span text:style-name="Strong_20_Emphasis">7.2. Listing Requirements</text:span></text:h>
      <text:list text:style-name="L5">
        <text:list-item>
          <text:p text:style-name="P10"><text:span text:style-name="Strong_20_Emphasis">Description</text:span>: Provide a detailed and accurate description of the Property.</text:p>
        </text:list-item>
        <text:list-item>
          <text:p text:style-name="P10"><text:span text:style-name="Strong_20_Emphasis">Pricing</text:span>: Set clear and unambiguous pricing, including any additional fees.</text:p>
        </text:list-item>
        <text:list-item>
          <text:p text:style-name="P9"><text:span text:style-name="Strong_20_Emphasis">Availability</text:span>: Keep your calendar updated to reflect the accurate availability of the Property.</text:p>
        </text:list-item>
      </text:list>
      <text:h text:style-name="Heading_20_3" text:outline-level="3"><text:span text:style-name="Strong_20_Emphasis">7.3. Legal Compliance</text:span></text:h>
      <text:p text:style-name="Text_20_body">Hosts are responsible for understanding and complying with all laws, rules, and regulations that apply to their listings, including zoning laws and tax requirements.</text:p>
      <text:h text:style-name="Heading_20_2" text:outline-level="2"><text:span text:style-name="Strong_20_Emphasis">8. Booking Properties</text:span></text:h>
      <text:h text:style-name="Heading_20_3" text:outline-level="3"><text:span text:style-name="Strong_20_Emphasis">8.1. Booking Process</text:span></text:h>
      <text:list text:style-name="L6">
        <text:list-item>
          <text:p text:style-name="P12"><text:span text:style-name="Strong_20_Emphasis">Request</text:span>: Guests submit booking requests for Properties.</text:p>
        </text:list-item>
        <text:list-item>
          <text:p text:style-name="P12"><text:span text:style-name="Strong_20_Emphasis">Confirmation</text:span>: Hosts have 24 hours to accept or decline the booking request.</text:p>
        </text:list-item>
        <text:list-item>
          <text:p text:style-name="P11"><text:span text:style-name="Strong_20_Emphasis">Payment</text:span>: Upon acceptance, the Guest's payment method will be charged.</text:p>
        </text:list-item>
      </text:list>
      <text:h text:style-name="Heading_20_3" text:outline-level="3"><text:span text:style-name="Strong_20_Emphasis">8.2. Guest Obligations</text:span></text:h>
      <text:list text:style-name="L7">
        <text:list-item>
          <text:p text:style-name="P14"><text:span text:style-name="Strong_20_Emphasis">Accuracy</text:span>: Provide accurate information during the booking process.</text:p>
        </text:list-item>
        <text:list-item>
          <text:p text:style-name="P13"><text:span text:style-name="Strong_20_Emphasis">Compliance</text:span>: Abide by the terms set by the Host and the Platform.</text:p>
        </text:list-item>
      </text:list>
      <text:h text:style-name="Heading_20_3" text:outline-level="3"><text:span text:style-name="Strong_20_Emphasis">8.3. Cancellations and Refunds</text:span></text:h>
      <text:list text:style-name="L8">
        <text:list-item>
          <text:p text:style-name="P16"><text:span text:style-name="Strong_20_Emphasis">Guest Cancellations</text:span>: Subject to the Host's cancellation policy.</text:p>
        </text:list-item>
        <text:list-item>
          <text:p text:style-name="P15"><text:span text:style-name="Strong_20_Emphasis">Host Cancellations</text:span>: Hosts may face penalties for canceling confirmed bookings.</text:p>
        </text:list-item>
      </text:list>
      <text:h text:style-name="Heading_20_2" text:outline-level="2"><text:span text:style-name="Strong_20_Emphasis">9. Fees and Payments</text:span></text:h>
      <text:h text:style-name="Heading_20_3" text:outline-level="3"><text:span text:style-name="Strong_20_Emphasis">9.1. Service Fees</text:span></text:h>
      <text:list text:style-name="L9">
        <text:list-item>
          <text:p text:style-name="P18">We charge Service Fees to Hosts and Guests to cover the costs of running the Platform.</text:p>
        </text:list-item>
        <text:list-item>
          <text:p text:style-name="P17">Service Fees are non-refundable unless otherwise stated.</text:p>
        </text:list-item>
      </text:list>
      <text:h text:style-name="Heading_20_3" text:outline-level="3"><text:soft-page-break/><text:span text:style-name="Strong_20_Emphasis">9.2. Payment Processing</text:span></text:h>
      <text:list text:style-name="L10">
        <text:list-item>
          <text:p text:style-name="P20">All payments are processed through our third-party payment provider, <text:span text:style-name="Strong_20_Emphasis">Mangopay</text:span>.</text:p>
        </text:list-item>
        <text:list-item>
          <text:p text:style-name="P19">By using the payment services, you agree to Mangopay's terms and conditions.</text:p>
        </text:list-item>
      </text:list>
      <text:h text:style-name="Heading_20_3" text:outline-level="3"><text:span text:style-name="Strong_20_Emphasis">9.3. Taxes</text:span></text:h>
      <text:list text:style-name="L11">
        <text:list-item>
          <text:p text:style-name="P22">Hosts are responsible for determining and fulfilling their tax obligations.</text:p>
        </text:list-item>
        <text:list-item>
          <text:p text:style-name="P21">We may collect applicable taxes on behalf of Hosts where required by law.</text:p>
        </text:list-item>
      </text:list>
      <text:h text:style-name="Heading_20_2" text:outline-level="2"><text:span text:style-name="Strong_20_Emphasis">10. Long-Term Rentals</text:span></text:h>
      <text:h text:style-name="Heading_20_3" text:outline-level="3"><text:span text:style-name="Strong_20_Emphasis">10.1. Lease Agreements</text:span></text:h>
      <text:list text:style-name="L12">
        <text:list-item>
          <text:p text:style-name="P24">For rentals exceeding thirty (30) days, a formal lease agreement may be required.</text:p>
        </text:list-item>
        <text:list-item>
          <text:p text:style-name="P23">Hosts and Guests are responsible for negotiating the terms of the lease agreement.</text:p>
        </text:list-item>
      </text:list>
      <text:h text:style-name="Heading_20_3" text:outline-level="3"><text:span text:style-name="Strong_20_Emphasis">10.2. Monthly Payments</text:span></text:h>
      <text:list text:style-name="L13">
        <text:list-item>
          <text:p text:style-name="P26">Monthly rental payments are scheduled and processed automatically through the Platform.</text:p>
        </text:list-item>
        <text:list-item>
          <text:p text:style-name="P25">Failure to make timely payments may result in penalties or termination of the rental agreement.</text:p>
        </text:list-item>
      </text:list>
      <text:h text:style-name="Heading_20_2" text:outline-level="2"><text:span text:style-name="Strong_20_Emphasis">11. Subletting</text:span></text:h>
      <text:h text:style-name="Heading_20_3" text:outline-level="3"><text:span text:style-name="Strong_20_Emphasis">11.1. Authorization</text:span></text:h>
      <text:list text:style-name="L14">
        <text:list-item>
          <text:p text:style-name="P28">Tenants must obtain written authorization from their landlord before listing a sublet.</text:p>
        </text:list-item>
        <text:list-item>
          <text:p text:style-name="P27">Proof of authorization must be submitted to the Platform upon request.</text:p>
        </text:list-item>
      </text:list>
      <text:h text:style-name="Heading_20_3" text:outline-level="3"><text:span text:style-name="Strong_20_Emphasis">11.2. Tenant Obligations</text:span></text:h>
      <text:list text:style-name="L15">
        <text:list-item>
          <text:p text:style-name="P30">Tenants acting as Hosts must comply with all Host obligations.</text:p>
        </text:list-item>
        <text:list-item>
          <text:p text:style-name="P29">Tenants are responsible for ensuring their subletting activities do not violate their lease agreements.</text:p>
        </text:list-item>
      </text:list>
      <text:h text:style-name="Heading_20_2" text:outline-level="2"><text:span text:style-name="Strong_20_Emphasis">12. Property Sales</text:span></text:h>
      <text:h text:style-name="Heading_20_3" text:outline-level="3"><text:span text:style-name="Strong_20_Emphasis">12.1. Partnerships with Real Estate Companies</text:span></text:h>
      <text:list text:style-name="L16">
        <text:list-item>
          <text:p text:style-name="P32">We partner with real estate companies in France, Germany, Belgium, and Luxembourg to list Properties for sale.</text:p>
        </text:list-item>
        <text:list-item>
          <text:p text:style-name="P31">Property listings for sale are subject to the terms and conditions of the respective real estate companies.</text:p>
        </text:list-item>
      </text:list>
      <text:h text:style-name="Heading_20_3" text:outline-level="3"><text:span text:style-name="Strong_20_Emphasis">12.2. Expression of Interest</text:span></text:h>
      <text:list text:style-name="L17">
        <text:list-item>
          <text:p text:style-name="P34">Users may express interest in purchasing Properties through the Platform.</text:p>
        </text:list-item>
        <text:list-item>
          <text:p text:style-name="P33"><text:soft-page-break/>Transactions are facilitated directly with the partnering real estate companies.</text:p>
        </text:list-item>
      </text:list>
      <text:h text:style-name="Heading_20_2" text:outline-level="2"><text:span text:style-name="Strong_20_Emphasis">13. User Conduct</text:span></text:h>
      <text:h text:style-name="Heading_20_3" text:outline-level="3"><text:span text:style-name="Strong_20_Emphasis">13.1. Prohibited Activities</text:span></text:h>
      <text:p text:style-name="Text_20_body">You agree not to:</text:p>
      <text:list text:style-name="L18">
        <text:list-item>
          <text:p text:style-name="P36">Violate any local, national, or international laws.</text:p>
        </text:list-item>
        <text:list-item>
          <text:p text:style-name="P36">Infringe upon the rights of any person or entity.</text:p>
        </text:list-item>
        <text:list-item>
          <text:p text:style-name="P36">Post or transmit any content that is harmful, harassing, defamatory, or obscene.</text:p>
        </text:list-item>
        <text:list-item>
          <text:p text:style-name="P35">Use the Platform to distribute unsolicited promotional or commercial content.</text:p>
        </text:list-item>
      </text:list>
      <text:h text:style-name="Heading_20_3" text:outline-level="3"><text:span text:style-name="Strong_20_Emphasis">13.2. Reporting Misconduct</text:span></text:h>
      <text:p text:style-name="Text_20_body">If you encounter any User violating these Terms, please report such activity to us at [Support Email].</text:p>
      <text:h text:style-name="Heading_20_2" text:outline-level="2"><text:span text:style-name="Strong_20_Emphasis">14. Content</text:span></text:h>
      <text:h text:style-name="Heading_20_3" text:outline-level="3"><text:span text:style-name="Strong_20_Emphasis">14.1. User-Generated Content</text:span></text:h>
      <text:list text:style-name="L19">
        <text:list-item>
          <text:p text:style-name="P38">Users may post content such as listings, reviews, and messages.</text:p>
        </text:list-item>
        <text:list-item>
          <text:p text:style-name="P37">You retain ownership of your content but grant us a worldwide, non-exclusive, royalty-free license to use it.</text:p>
        </text:list-item>
      </text:list>
      <text:h text:style-name="Heading_20_3" text:outline-level="3"><text:span text:style-name="Strong_20_Emphasis">14.2. Content Standards</text:span></text:h>
      <text:p text:style-name="Text_20_body">Content must:</text:p>
      <text:list text:style-name="L20">
        <text:list-item>
          <text:p text:style-name="P40">Be accurate and not misleading.</text:p>
        </text:list-item>
        <text:list-item>
          <text:p text:style-name="P40">Not contain offensive or defamatory material.</text:p>
        </text:list-item>
        <text:list-item>
          <text:p text:style-name="P39">Comply with all applicable laws and regulations.</text:p>
        </text:list-item>
      </text:list>
      <text:h text:style-name="Heading_20_3" text:outline-level="3"><text:span text:style-name="Strong_20_Emphasis">14.3. Intellectual Property Rights</text:span></text:h>
      <text:p text:style-name="Text_20_body">All intellectual property on the Platform is owned by or licensed to us. Unauthorized use is prohibited.</text:p>
      <text:h text:style-name="Heading_20_2" text:outline-level="2"><text:span text:style-name="Strong_20_Emphasis">15. Disputes and Resolutions</text:span></text:h>
      <text:h text:style-name="Heading_20_3" text:outline-level="3"><text:span text:style-name="Strong_20_Emphasis">15.1. Reporting Issues</text:span></text:h>
      <text:p text:style-name="Text_20_body">Users must report any issues or disputes within twenty-four (24) hours of occurrence via [Support Email] or [Contact Number].</text:p>
      <text:h text:style-name="Heading_20_3" text:outline-level="3"><text:span text:style-name="Strong_20_Emphasis">15.2. Dispute Resolution Process</text:span></text:h>
      <text:list text:style-name="L21">
        <text:list-item>
          <text:p text:style-name="P42">We will facilitate communication between the parties involved.</text:p>
        </text:list-item>
        <text:list-item>
          <text:p text:style-name="P41"><text:soft-page-break/>We reserve the right to make final decisions in resolving disputes, which may include refunds, cancellations, or account suspensions.</text:p>
        </text:list-item>
      </text:list>
      <text:h text:style-name="Heading_20_2" text:outline-level="2"><text:span text:style-name="Strong_20_Emphasis">16. Liability</text:span></text:h>
      <text:h text:style-name="Heading_20_3" text:outline-level="3"><text:span text:style-name="Strong_20_Emphasis">16.1. Limitation of Liability</text:span></text:h>
      <text:p text:style-name="Text_20_body">To the fullest extent permitted by law:</text:p>
      <text:list text:style-name="L22">
        <text:list-item>
          <text:p text:style-name="P44">We are not liable for any indirect, incidental, special, consequential, or punitive damages.</text:p>
        </text:list-item>
        <text:list-item>
          <text:p text:style-name="P43">Our total liability to you shall not exceed the amounts you have paid to us in the twelve (12) months preceding the claim.</text:p>
        </text:list-item>
      </text:list>
      <text:h text:style-name="Heading_20_3" text:outline-level="3"><text:span text:style-name="Strong_20_Emphasis">16.2. Disclaimer of Warranties</text:span></text:h>
      <text:list text:style-name="L23">
        <text:list-item>
          <text:p text:style-name="P46">The Platform is provided "as is" and "as available."</text:p>
        </text:list-item>
        <text:list-item>
          <text:p text:style-name="P45">We disclaim all warranties, express or implied, including merchantability, fitness for a particular purpose, and non-infringement.</text:p>
        </text:list-item>
      </text:list>
      <text:h text:style-name="Heading_20_3" text:outline-level="3"><text:span text:style-name="Strong_20_Emphasis">16.3. Indemnification</text:span></text:h>
      <text:p text:style-name="Text_20_body">You agree to indemnify and hold us harmless from any claims, liabilities, damages, losses, and expenses arising out of or in connection with:</text:p>
      <text:list text:style-name="L24">
        <text:list-item>
          <text:p text:style-name="P48">Your use of the Platform.</text:p>
        </text:list-item>
        <text:list-item>
          <text:p text:style-name="P48">Your violation of these Terms.</text:p>
        </text:list-item>
        <text:list-item>
          <text:p text:style-name="P47">Your violation of any third-party rights.</text:p>
        </text:list-item>
      </text:list>
      <text:h text:style-name="Heading_20_2" text:outline-level="2"><text:span text:style-name="Strong_20_Emphasis">17. Privacy Policy</text:span></text:h>
      <text:p text:style-name="Text_20_body">Our <text:span text:style-name="Strong_20_Emphasis">Privacy Policy</text:span> explains how we collect, use, and disclose your personal information. By using the Platform, you consent to the data practices described in the Privacy Policy.</text:p>
      <text:h text:style-name="Heading_20_2" text:outline-level="2"><text:span text:style-name="Strong_20_Emphasis">18. Termination</text:span></text:h>
      <text:h text:style-name="Heading_20_3" text:outline-level="3"><text:span text:style-name="Strong_20_Emphasis">18.1. By User</text:span></text:h>
      <text:p text:style-name="Text_20_body">You may terminate your account at any time by following the instructions on the Platform.</text:p>
      <text:h text:style-name="Heading_20_3" text:outline-level="3"><text:span text:style-name="Strong_20_Emphasis">18.2. By Us</text:span></text:h>
      <text:p text:style-name="Text_20_body">We may suspend or terminate your account if:</text:p>
      <text:list text:style-name="L25">
        <text:list-item>
          <text:p text:style-name="P50">You violate these Terms or any applicable laws.</text:p>
        </text:list-item>
        <text:list-item>
          <text:p text:style-name="P49">Your actions harm or threaten the safety of other Users or the Platform.</text:p>
        </text:list-item>
      </text:list>
      <text:h text:style-name="Heading_20_3" text:outline-level="3"><text:soft-page-break/><text:span text:style-name="Strong_20_Emphasis">18.3. Effect of Termination</text:span></text:h>
      <text:p text:style-name="Text_20_body">Upon termination:</text:p>
      <text:list text:style-name="L26">
        <text:list-item>
          <text:p text:style-name="P52">All licenses and rights granted to you under these Terms will cease immediately.</text:p>
        </text:list-item>
        <text:list-item>
          <text:p text:style-name="P51">You remain liable for all obligations incurred prior to termination.</text:p>
        </text:list-item>
      </text:list>
      <text:h text:style-name="Heading_20_2" text:outline-level="2"><text:span text:style-name="Strong_20_Emphasis">19. Modifications to Terms</text:span></text:h>
      <text:h text:style-name="Heading_20_3" text:outline-level="3"><text:span text:style-name="Strong_20_Emphasis">19.1. Updates</text:span></text:h>
      <text:p text:style-name="Text_20_body">We reserve the right to modify these Terms at any time.</text:p>
      <text:h text:style-name="Heading_20_3" text:outline-level="3"><text:span text:style-name="Strong_20_Emphasis">19.2. Notification</text:span></text:h>
      <text:p text:style-name="Text_20_body">We will notify Users of significant changes via email or through the Platform.</text:p>
      <text:h text:style-name="Heading_20_3" text:outline-level="3"><text:span text:style-name="Strong_20_Emphasis">19.3. Acceptance of Changes</text:span></text:h>
      <text:p text:style-name="Text_20_body">Continued use of the Platform after changes have been made constitutes your acceptance of the new Terms.</text:p>
      <text:h text:style-name="Heading_20_2" text:outline-level="2"><text:span text:style-name="Strong_20_Emphasis">20. Governing Law and Jurisdiction</text:span></text:h>
      <text:h text:style-name="Heading_20_3" text:outline-level="3"><text:span text:style-name="Strong_20_Emphasis">20.1. Governing Law</text:span></text:h>
      <text:p text:style-name="Text_20_body">These Terms are governed by and construed in accordance with the laws of the Grand Duchy of Luxembourg.</text:p>
      <text:h text:style-name="Heading_20_3" text:outline-level="3"><text:span text:style-name="Strong_20_Emphasis">20.2. Jurisdiction</text:span></text:h>
      <text:p text:style-name="Text_20_body">Any disputes arising out of or relating to these Terms shall be submitted to the exclusive jurisdiction of the courts of Luxembourg City.</text:p>
      <text:h text:style-name="Heading_20_2" text:outline-level="2"><text:span text:style-name="Strong_20_Emphasis">21. Miscellaneous</text:span></text:h>
      <text:h text:style-name="Heading_20_3" text:outline-level="3"><text:span text:style-name="Strong_20_Emphasis">21.1. Entire Agreement</text:span></text:h>
      <text:p text:style-name="Text_20_body">These Terms, along with the Privacy Policy and any other legal notices published by us on the Platform, constitute the entire agreement between you and us.</text:p>
      <text:h text:style-name="Heading_20_3" text:outline-level="3"><text:span text:style-name="Strong_20_Emphasis">21.2. Severability</text:span></text:h>
      <text:p text:style-name="Text_20_body">If any provision of these Terms is held invalid, the remainder of the Terms shall continue in full force and effect.</text:p>
      <text:h text:style-name="Heading_20_3" text:outline-level="3"><text:soft-page-break/><text:span text:style-name="Strong_20_Emphasis">21.3. Assignment</text:span></text:h>
      <text:p text:style-name="Text_20_body">You may not assign or transfer your rights or obligations under these Terms without our prior written consent.</text:p>
      <text:h text:style-name="Heading_20_3" text:outline-level="3"><text:span text:style-name="Strong_20_Emphasis">21.4. No Waiver</text:span></text:h>
      <text:p text:style-name="Text_20_body">Our failure to enforce any right or provision of these Terms will not constitute a waiver of such right or provision.</text:p>
      <text:h text:style-name="Heading_20_2" text:outline-level="2"><text:span text:style-name="Strong_20_Emphasis">22. Contact Information</text:span></text:h>
      <text:p text:style-name="Text_20_body">For any questions, concerns, or feedback regarding these Terms, please contact us at:</text:p>
      <text:p text:style-name="Text_20_body"><text:span text:style-name="Strong_20_Emphasis">Moien S.A.</text:span><text:line-break/>[Registered Address]<text:line-break/>[Postal Code], Luxembourg<text:line-break/><text:span text:style-name="Strong_20_Emphasis">Email:</text:span> [Support Email]<text:line-break/><text:span text:style-name="Strong_20_Emphasis">Phone:</text:span> [Contact Number]</text:p>
      <text:p text:style-name="Horizontal_20_Line"/>
      <text:p text:style-name="Text_20_body"><text:span text:style-name="Strong_20_Emphasis">By using the Moien Platform, you acknowledge that you have read, understood, and agree to be bound by these Terms and Conditions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3T09:41:13.872000000</meta:creation-date>
    <dc:date>2024-09-27T12:06:35.907000000</dc:date>
    <meta:editing-duration>PT38S</meta:editing-duration>
    <meta:editing-cycles>2</meta:editing-cycles>
    <meta:generator>LibreOffice/24.2.3.2$Windows_X86_64 LibreOffice_project/433d9c2ded56988e8a90e6b2e771ee4e6a5ab2ba</meta:generator>
    <meta:document-statistic meta:table-count="0" meta:image-count="0" meta:object-count="0" meta:page-count="8" meta:paragraph-count="172" meta:word-count="1637" meta:character-count="10255" meta:non-whitespace-character-count="8854"/>
  </office:meta>
</office:document-meta>
</file>